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2278in" table:align="center" style:writing-mode="lr-tb"/>
    </style:style>
    <style:style style:name="Tabela1.A" style:family="table-column">
      <style:table-column-properties style:column-width="1.7264in"/>
    </style:style>
    <style:style style:name="Tabela1.B" style:family="table-column">
      <style:table-column-properties style:column-width="5.5014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000000" fo:padding-left="0.0069in" fo:padding-right="0.0069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ela1.B1" style:family="table-cell">
      <style:table-cell-properties style:vertical-align="middle" fo:background-color="#000000" fo:padding-left="0.0069in" fo:padding-right="0.0069in" fo:padding-top="0in" fo:padding-bottom="0in" fo:border="0.2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0069in" fo:padding-right="0.0069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ela1.B2" style:family="table-cell">
      <style:table-cell-properties style:vertical-align="middle" fo:background-color="#ffffff" fo:padding-left="0.0069in" fo:padding-right="0.0069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1"/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5" style:family="paragraph" style:parent-style-name="Frame_20_contents">
      <style:paragraph-properties fo:text-align="center" style:justify-single-word="false"/>
      <style:text-properties style:font-name="Verdana"/>
    </style:style>
    <style:style style:name="P6" style:family="paragraph" style:parent-style-name="Text_20_body" style:list-style-name="L1"/>
    <style:style style:name="P7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1"/>
    </style:style>
    <style:style style:name="T1" style:family="text">
      <style:text-properties style:font-name="Verdana"/>
    </style:style>
    <style:style style:name="T2" style:family="text">
      <style:text-properties style:font-name="Verdana" fo:font-size="7pt" fo:language="pt" fo:country="BR" fo:font-style="italic" style:font-size-asian="7pt" style:font-style-asian="italic" style:font-size-complex="7pt"/>
    </style:style>
    <style:style style:name="T3" style:family="text">
      <style:text-properties style:font-name="Verdana" fo:font-size="7pt" fo:language="pt" fo:country="BR" style:font-size-asian="7pt" style:font-size-complex="7pt"/>
    </style:style>
    <style:style style:name="T4" style:family="text">
      <style:text-properties style:font-name="Verdana" fo:font-size="8pt" fo:language="pt" fo:country="BR" style:font-size-asian="8pt" style:font-size-complex="8pt"/>
    </style:style>
    <style:style style:name="T5" style:family="text">
      <style:text-properties fo:color="#000000"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style:font-name="Verdana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.0591in" fo:border="0.06pt solid 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Quadro1" text:anchor-type="paragraph" svg:x="0in" svg:y="0in" svg:width="0.5764in" svg:height="0.472in" draw:z-index="0"><draw:text-box><text:p text:style-name="P4">Doc.</text:p><text:p text:style-name="P5">4.3.1</text:p></draw:text-box></draw:frame><text:span text:style-name="T5">LP WeatherStation</text:span><text:span text:style-name="T6">:</text:span></text:p>
      <text:p text:style-name="P3">Descrição Geral da Linha de Produto (resumida)</text:p>
      <text:h text:style-name="Heading_20_1" text:outline-level="1">I. Identificação</text:h>
      <text:p text:style-name="Text_20_body">A linha de produto (LP) WeatherStation é utilizada para a geração de Estações Meteorológicas. A LP inclui equipamentos de coleta de dados como sensores locais e externos, gerador de relatórios em vários formatos, seleção de idioma e alarmes de ponto de congelamento e tempestades.</text:p>
      <text:p text:style-name="Text_20_body">As principais funções dos produtos gerados pela LP incluem:</text:p>
      <text:list xml:id="list12390453652" text:style-name="L1">
        <text:list-item>
          <text:p text:style-name="P6">obter dados locais a partir de medidores de Temperatura, Pressão e Velocidade do Vento; </text:p>
        </text:list-item>
        <text:list-item>
          <text:p text:style-name="P6">obter dados a partir de fontes externas como Internet, Sensores externos e Demos;</text:p>
        </text:list-item>
        <text:list-item>
          <text:p text:style-name="P6">gerar saída de dados através de Tela, Servidor Web ou Arquivos;</text:p>
        </text:list-item>
        <text:list-item>
          <text:p text:style-name="P6">personalização do formato da saída (XML, HTML ou Texto puro); </text:p>
        </text:list-item>
        <text:list-item>
          <text:p text:style-name="P6">seleção do idioma do sistema entre Inglês ou Alemão;</text:p>
        </text:list-item>
        <text:list-item>
          <text:p text:style-name="P6">opção para adicionar alarmes de Congelamento e Tempestades.</text:p>
        </text:list-item>
      </text:list>
      <text:h text:style-name="Heading_20_2" text:outline-level="2">II.1 Descrição dos Elemento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Contents">Elemento</text:p>
          </table:table-cell>
          <table:table-cell table:style-name="Tabela1.B1" office:value-type="string">
            <text:p text:style-name="Table_20_Contents">Descrição</text:p>
          </table:table-cell>
        </table:table-row>
        <table:table-row table:style-name="Tabela1.1">
          <table:table-cell table:style-name="Tabela1.A2" office:value-type="string">
            <text:p text:style-name="Standard">Measurements</text:p>
          </table:table-cell>
          <table:table-cell table:style-name="Tabela1.B2" office:value-type="string">
            <text:p text:style-name="Table_20_Contents">Generalização dos medidores locais</text:p>
          </table:table-cell>
        </table:table-row>
        <table:table-row table:style-name="Tabela1.1">
          <table:table-cell table:style-name="Tabela1.A2" office:value-type="string">
            <text:p text:style-name="Standard">Pressure</text:p>
          </table:table-cell>
          <table:table-cell table:style-name="Tabela1.B2" office:value-type="string">
            <text:p text:style-name="Table_20_Contents">Medidor de pressão</text:p>
          </table:table-cell>
        </table:table-row>
        <table:table-row table:style-name="Tabela1.1">
          <table:table-cell table:style-name="Tabela1.A2" office:value-type="string">
            <text:p text:style-name="Standard">Temperature</text:p>
          </table:table-cell>
          <table:table-cell table:style-name="Tabela1.B2" office:value-type="string">
            <text:p text:style-name="Table_20_Contents">Medidor de temperatura</text:p>
          </table:table-cell>
        </table:table-row>
        <table:table-row table:style-name="Tabela1.1">
          <table:table-cell table:style-name="Tabela1.A2" office:value-type="string">
            <text:p text:style-name="Standard">WindSpeed</text:p>
          </table:table-cell>
          <table:table-cell table:style-name="Tabela1.B2" office:value-type="string">
            <text:p text:style-name="Table_20_Contents">Medidor de velocidade dos ventos</text:p>
          </table:table-cell>
        </table:table-row>
        <table:table-row table:style-name="Tabela1.1">
          <table:table-cell table:style-name="Tabela1.A2" office:value-type="string">
            <text:p text:style-name="Standard">DataSource</text:p>
          </table:table-cell>
          <table:table-cell table:style-name="Tabela1.B2" office:value-type="string">
            <text:p text:style-name="Table_20_Contents">Generalização das fontes externas de dados</text:p>
          </table:table-cell>
        </table:table-row>
        <table:table-row table:style-name="Tabela1.1">
          <table:table-cell table:style-name="Tabela1.A2" office:value-type="string">
            <text:p text:style-name="Standard">Internet</text:p>
          </table:table-cell>
          <table:table-cell table:style-name="Tabela1.B2" office:value-type="string">
            <text:p text:style-name="Table_20_Contents">Permite a obtenção de dados de outras Estações Meteorológicas através da Internet</text:p>
          </table:table-cell>
        </table:table-row>
        <table:table-row table:style-name="Tabela1.1">
          <table:table-cell table:style-name="Tabela1.A2" office:value-type="string">
            <text:p text:style-name="Standard">ExternalSensors</text:p>
          </table:table-cell>
          <table:table-cell table:style-name="Tabela1.B2" office:value-type="string">
            <text:p text:style-name="Table_20_Contents">Medidores externos</text:p>
          </table:table-cell>
        </table:table-row>
        <table:table-row table:style-name="Tabela1.1">
          <table:table-cell table:style-name="Tabela1.A2" office:value-type="string">
            <text:p text:style-name="Standard">OutputFormat</text:p>
          </table:table-cell>
          <table:table-cell table:style-name="Tabela1.B2" office:value-type="string">
            <text:p text:style-name="Table_20_Contents">Generalização dos meios de saída dos dados processados</text:p>
          </table:table-cell>
        </table:table-row>
        <table:table-row table:style-name="Tabela1.1">
          <table:table-cell table:style-name="Tabela1.A2" office:value-type="string">
            <text:p text:style-name="Standard">Screen</text:p>
          </table:table-cell>
          <table:table-cell table:style-name="Tabela1.B2" office:value-type="string">
            <text:p text:style-name="Table_20_Contents">Saída de dados através de um monitor</text:p>
          </table:table-cell>
        </table:table-row>
        <table:table-row table:style-name="Tabela1.1">
          <table:table-cell table:style-name="Tabela1.A2" office:value-type="string">
            <text:p text:style-name="Standard">WebServer</text:p>
          </table:table-cell>
          <table:table-cell table:style-name="Tabela1.B2" office:value-type="string">
            <text:p text:style-name="Table_20_Contents">Saída dos dados através de um servidor Web (WWW)</text:p>
          </table:table-cell>
        </table:table-row>
        <table:table-row table:style-name="Tabela1.1">
          <table:table-cell table:style-name="Tabela1.A2" office:value-type="string">
            <text:p text:style-name="Standard">File</text:p>
          </table:table-cell>
          <table:table-cell table:style-name="Tabela1.B2" office:value-type="string">
            <text:p text:style-name="Table_20_Contents">Saída dos dados através de arquivos gerados (log) pelo sistema</text:p>
          </table:table-cell>
        </table:table-row>
        <table:table-row table:style-name="Tabela1.1">
          <table:table-cell table:style-name="Tabela1.A2" office:value-type="string">
            <text:p text:style-name="Standard">Format</text:p>
          </table:table-cell>
          <table:table-cell table:style-name="Tabela1.B2" office:value-type="string">
            <text:p text:style-name="Table_20_Contents">Generalização dos formatos das saídas de OutputFormat</text:p>
          </table:table-cell>
        </table:table-row>
        <table:table-row table:style-name="Tabela1.1">
          <table:table-cell table:style-name="Tabela1.A2" office:value-type="string">
            <text:p text:style-name="Standard">XML</text:p>
          </table:table-cell>
          <table:table-cell table:style-name="Tabela1.B2" office:value-type="string">
            <text:p text:style-name="Table_20_Contents">Saída no formato XML</text:p>
          </table:table-cell>
        </table:table-row>
        <table:table-row table:style-name="Tabela1.1">
          <table:table-cell table:style-name="Tabela1.A2" office:value-type="string">
            <text:p text:style-name="Standard">HTML</text:p>
          </table:table-cell>
          <table:table-cell table:style-name="Tabela1.B2" office:value-type="string">
            <text:p text:style-name="Table_20_Contents">Saída no formato HTML</text:p>
          </table:table-cell>
        </table:table-row>
        <table:table-row table:style-name="Tabela1.1">
          <table:table-cell table:style-name="Tabela1.A2" office:value-type="string">
            <text:p text:style-name="Standard">PlainText</text:p>
          </table:table-cell>
          <table:table-cell table:style-name="Tabela1.B2" office:value-type="string">
            <text:p text:style-name="Table_20_Contents">Saída no formato texto puro</text:p>
          </table:table-cell>
        </table:table-row>
        <table:table-row table:style-name="Tabela1.1">
          <table:table-cell table:style-name="Tabela1.A2" office:value-type="string">
            <text:p text:style-name="Standard">Language</text:p>
          </table:table-cell>
          <table:table-cell table:style-name="Tabela1.B2" office:value-type="string">
            <text:p text:style-name="Table_20_Contents">Generalização dos idiomas disponíveis na LP</text:p>
          </table:table-cell>
        </table:table-row>
        <table:table-row table:style-name="Tabela1.1">
          <table:table-cell table:style-name="Tabela1.A2" office:value-type="string">
            <text:p text:style-name="Standard">English</text:p>
          </table:table-cell>
          <table:table-cell table:style-name="Tabela1.B2" office:value-type="string">
            <text:p text:style-name="Table_20_Contents">Idioma Inglês</text:p>
          </table:table-cell>
        </table:table-row>
        <table:table-row table:style-name="Tabela1.1">
          <table:table-cell table:style-name="Tabela1.A2" office:value-type="string">
            <text:p text:style-name="Standard">German</text:p>
          </table:table-cell>
          <table:table-cell table:style-name="Tabela1.B2" office:value-type="string">
            <text:p text:style-name="Table_20_Contents">Idioma Alemão</text:p>
          </table:table-cell>
        </table:table-row>
        <table:table-row table:style-name="Tabela1.1">
          <table:table-cell table:style-name="Tabela1.A2" office:value-type="string">
            <text:p text:style-name="Standard">Alarm</text:p>
          </table:table-cell>
          <table:table-cell table:style-name="Tabela1.B2" office:value-type="string">
            <text:p text:style-name="Table_20_Contents">Generalização dos alarmes disponíveis para os produtos</text:p>
          </table:table-cell>
        </table:table-row>
        <table:table-row table:style-name="Tabela1.1">
          <table:table-cell table:style-name="Tabela1.A2" office:value-type="string">
            <text:p text:style-name="Standard">FreezePoint</text:p>
          </table:table-cell>
          <table:table-cell table:style-name="Tabela1.B2" office:value-type="string">
            <text:p text:style-name="Table_20_Contents">Alarme para alertas de ponto de congelamento</text:p>
          </table:table-cell>
        </table:table-row>
        <table:table-row table:style-name="Tabela1.1">
          <table:table-cell table:style-name="Tabela1.A2" office:value-type="string">
            <text:p text:style-name="Standard">StormAlert</text:p>
          </table:table-cell>
          <table:table-cell table:style-name="Tabela1.B2" office:value-type="string">
            <text:p text:style-name="Table_20_Contents">Alarme para alertas de tempestad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2" svg:font-family="Tahoma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pt" style:country-asian="BR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vertical-align="baseline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pt" style:country-asian="BR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fo:language="pt" fo:country="BR" style:font-name-asian="Times New Roman1" style:font-name-complex="Times New Roman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0835in" fo:text-align="center" style:justify-single-word="false" fo:keep-with-next="always"/>
      <style:text-properties style:font-name="Arial" fo:font-size="14pt" fo:font-weight="bold" style:font-name-asian="MS Mincho" style:font-size-asian="14pt" style:font-weight-asian="bold" style:font-name-complex="Tahoma1" style:font-size-complex="14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name-complex="Tahoma1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 style:default-outline-level="">
      <style:paragraph-properties fo:orphans="2" fo:widows="2" style:vertical-align="auto" style:writing-mode="lr-tb"/>
      <style:text-properties style:use-window-font-color="true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fo:font-size="11pt" style:font-size-asian="11pt" style:font-size-complex="11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prefix="UC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0.7362in"/>
        </style:tab-stops>
      </style:paragraph-properties>
      <style:text-properties fo:language="pt" fo:country="BR"/>
    </style:style>
    <style:style style:name="MT1" style:family="text">
      <style:text-properties style:font-name="Verdana" fo:font-size="7pt" fo:language="pt" fo:country="BR" fo:font-style="italic" style:font-size-asian="7pt" style:font-style-asian="italic" style:font-size-complex="7pt"/>
    </style:style>
    <style:style style:name="MT2" style:family="text">
      <style:text-properties style:font-name="Verdana" fo:font-size="7pt" fo:language="pt" fo:country="BR" style:font-size-asian="7pt" style:font-size-complex="7pt"/>
    </style:style>
    <style:style style:name="MT3" style:family="text">
      <style:text-properties style:font-name="Verdana" fo:font-size="8pt" fo:language="pt" fo:country="BR" style:font-size-asian="8pt" style:font-size-complex="8pt"/>
    </style:style>
    <style:style style:name="MT4" style:family="text">
      <style:text-properties style:font-name="Verdana"/>
    </style:style>
    <style:page-layout style:name="Mpm1">
      <style:page-layout-properties fo:page-width="8.5in" fo:page-height="11in" style:num-format="1" style:print-orientation="portrait" fo:margin-top="0.5909in" fo:margin-bottom="0.5in" fo:margin-left="0.5909in" fo:margin-right="0.5909in" style:writing-mode="lr-tb" style:layout-grid-color="#c0c0c0" style:layout-grid-lines="2516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oc 4.3.1 - LP WeatherStation:</text:span><text:span text:style-name="MT2"> Descrição Geral da Linha de Produto</text:span><text:span text:style-name="MT3"><text:tab/><text:tab/><text:tab/><text:tab/> <text:s text:c="3"/></text:span><text:span text:style-name="MT4"><text:page-number text:select-page="current">1</text:page-number></text:span></text:p>
        <text:p text:style-name="MP2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irk</meta:initial-creator>
    <dc:creator>Alisson Chiquitto</dc:creator>
    <meta:editing-cycles>151</meta:editing-cycles>
    <meta:print-date>2012-11-01T12:56:00</meta:print-date>
    <meta:creation-date>2013-10-25T18:11:00</meta:creation-date>
    <dc:date>2014-11-20T14:58:30</dc:date>
    <meta:editing-duration>PT7H14M31S</meta:editing-duration>
    <meta:generator>LibreOffice/3.5$Linux_X86_64 LibreOffice_project/350m1$Build-2</meta:generator>
    <meta:document-statistic meta:table-count="1" meta:image-count="0" meta:object-count="0" meta:page-count="1" meta:paragraph-count="60" meta:word-count="294" meta:character-count="1901" meta:non-whitespace-character-count="166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